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337778"/>
    </style:style>
    <style:style style:name="P2" style:family="paragraph" style:parent-style-name="Standard">
      <style:text-properties fo:font-weight="bold" officeooo:paragraph-rsid="001dde21" style:font-weight-asian="bold" style:font-weight-complex="bold"/>
    </style:style>
    <style:style style:name="P3" style:family="paragraph" style:parent-style-name="Standard">
      <style:text-properties officeooo:paragraph-rsid="00337778"/>
    </style:style>
    <style:style style:name="P4" style:family="paragraph" style:parent-style-name="Standard">
      <style:text-properties fo:font-size="10pt" fo:font-weight="bold" officeooo:paragraph-rsid="001dde21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3c5d30" officeooo:paragraph-rsid="003c5d30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3c5d30" officeooo:paragraph-rsid="004bb583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dde21" officeooo:paragraph-rsid="001dde21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/>
      <style:text-properties fo:font-size="10pt" officeooo:paragraph-rsid="001dde21" style:font-size-asian="10pt" style:font-size-complex="10pt"/>
    </style:style>
    <style:style style:name="P9" style:family="paragraph" style:parent-style-name="Standard">
      <style:paragraph-properties fo:line-height="150%"/>
      <style:text-properties fo:font-size="10pt" officeooo:paragraph-rsid="00564277" style:font-size-asian="10pt" style:font-size-complex="10pt"/>
    </style:style>
    <style:style style:name="P10" style:family="paragraph" style:parent-style-name="Standard">
      <style:text-properties fo:font-size="10pt" officeooo:paragraph-rsid="001dde21" style:font-size-asian="10pt" style:font-size-complex="10pt"/>
    </style:style>
    <style:style style:name="P11" style:family="paragraph" style:parent-style-name="Standard">
      <style:text-properties fo:font-size="10pt" fo:font-style="normal" fo:font-weight="bold" officeooo:rsid="0022417e" officeooo:paragraph-rsid="0022417e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fo:font-size="10pt" fo:font-weight="normal" officeooo:rsid="0022417e" officeooo:paragraph-rsid="0022417e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3cd324" officeooo:paragraph-rsid="004bb583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style="italic" officeooo:rsid="001e171d" officeooo:paragraph-rsid="001dde21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fo:font-weight="normal" officeooo:rsid="0022417e" officeooo:paragraph-rsid="0022417e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margin-top="0.1189in" fo:margin-bottom="0.1189in" loext:contextual-spacing="false" fo:line-height="100%"/>
      <style:text-properties fo:font-size="10pt" fo:font-weight="normal" officeooo:rsid="0022ecbc" officeooo:paragraph-rsid="0022ecb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normal" officeooo:rsid="0024b756" officeooo:paragraph-rsid="0024b75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normal" officeooo:rsid="002669d6" officeooo:paragraph-rsid="002669d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normal" officeooo:rsid="002676ed" officeooo:paragraph-rsid="002676ed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normal" officeooo:rsid="00287522" officeooo:paragraph-rsid="002c3fd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normal" officeooo:rsid="002fee76" officeooo:paragraph-rsid="002c3fd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bold" officeooo:rsid="002995cb" officeooo:paragraph-rsid="002995cb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bold" officeooo:rsid="002676ed" officeooo:paragraph-rsid="002676e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bold" officeooo:rsid="00287522" officeooo:paragraph-rsid="00287522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fo:font-size="10pt" fo:font-style="normal" fo:font-weight="bold" officeooo:rsid="002c3fd5" officeooo:paragraph-rsid="002c3fd5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margin-top="0in" fo:margin-bottom="0in" loext:contextual-spacing="false" fo:line-height="150%"/>
      <style:text-properties fo:font-size="10pt" fo:font-style="italic" fo:font-weight="normal" officeooo:rsid="002669d6" officeooo:paragraph-rsid="002676ed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50%"/>
      <style:text-properties fo:font-size="10pt" fo:font-style="italic" fo:font-weight="bold" officeooo:rsid="002c3fd5" officeooo:paragraph-rsid="002c3fd5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paragraph-properties fo:margin-top="0in" fo:margin-bottom="0in" loext:contextual-spacing="false" fo:line-height="150%"/>
      <style:text-properties fo:font-size="10pt" fo:font-style="italic" fo:font-weight="bold" officeooo:rsid="002c3fd5" officeooo:paragraph-rsid="0037fa4f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margin-top="0in" fo:margin-bottom="0in" loext:contextual-spacing="false" fo:line-height="150%"/>
      <style:text-properties fo:font-size="10pt" fo:font-style="italic" fo:font-weight="bold" officeooo:rsid="002c3fd5" officeooo:paragraph-rsid="002fee76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paragraph-properties fo:margin-top="0in" fo:margin-bottom="0in" loext:contextual-spacing="false" fo:line-height="150%"/>
      <style:text-properties fo:font-size="10pt" fo:font-style="italic" fo:font-weight="bold" officeooo:rsid="0030802d" officeooo:paragraph-rsid="0030802d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margin-top="0in" fo:margin-bottom="0in" loext:contextual-spacing="false" fo:line-height="150%"/>
      <style:text-properties fo:font-size="10pt" fo:font-style="italic" fo:font-weight="bold" officeooo:rsid="0028f289" officeooo:paragraph-rsid="0028f289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 style:list-style-name="L1">
      <style:paragraph-properties fo:line-height="150%"/>
      <style:text-properties fo:font-size="10pt" fo:font-style="normal" fo:font-weight="normal" officeooo:rsid="00228820" officeooo:paragraph-rsid="00228820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1">
      <style:paragraph-properties fo:margin-top="0in" fo:margin-bottom="0in" loext:contextual-spacing="false" fo:line-height="150%"/>
      <style:text-properties fo:font-size="10pt" fo:font-style="normal" fo:font-weight="normal" officeooo:rsid="0022ecbc" officeooo:paragraph-rsid="0022ecb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top="0in" fo:margin-bottom="0in" loext:contextual-spacing="false" fo:line-height="150%"/>
      <style:text-properties fo:font-size="10pt" fo:font-style="normal" fo:font-weight="normal" officeooo:rsid="0022ecbc" officeooo:paragraph-rsid="0022ecb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top="0in" fo:margin-bottom="0in" loext:contextual-spacing="false" fo:line-height="150%"/>
      <style:text-properties fo:font-size="10pt" fo:font-style="normal" fo:font-weight="normal" officeooo:rsid="0024b756" officeooo:paragraph-rsid="0024b75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3">
      <style:paragraph-properties fo:margin-top="0in" fo:margin-bottom="0in" loext:contextual-spacing="false" fo:line-height="150%"/>
      <style:text-properties fo:font-size="10pt" fo:font-style="normal" fo:font-weight="normal" officeooo:rsid="002669d6" officeooo:paragraph-rsid="002669d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4">
      <style:paragraph-properties fo:margin-top="0in" fo:margin-bottom="0in" loext:contextual-spacing="false" fo:line-height="150%"/>
      <style:text-properties fo:font-size="10pt" fo:font-style="normal" fo:font-weight="normal" officeooo:rsid="002669d6" officeooo:paragraph-rsid="002669d6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5">
      <style:paragraph-properties fo:margin-top="0in" fo:margin-bottom="0in" loext:contextual-spacing="false" fo:line-height="150%"/>
      <style:text-properties fo:font-size="10pt" fo:font-style="normal" fo:font-weight="normal" officeooo:rsid="002676ed" officeooo:paragraph-rsid="002676ed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6">
      <style:paragraph-properties fo:margin-top="0in" fo:margin-bottom="0in" loext:contextual-spacing="false" fo:line-height="150%"/>
      <style:text-properties fo:font-size="10pt" fo:font-style="normal" fo:font-weight="normal" officeooo:rsid="002c04b1" officeooo:paragraph-rsid="002c04b1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7">
      <style:paragraph-properties fo:margin-top="0in" fo:margin-bottom="0in" loext:contextual-spacing="false" fo:line-height="150%"/>
      <style:text-properties fo:font-size="10pt" fo:font-style="normal" fo:font-weight="normal" officeooo:rsid="002c04b1" officeooo:paragraph-rsid="002c04b1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1">
      <style:paragraph-properties fo:margin-top="0in" fo:margin-bottom="0in" loext:contextual-spacing="false" fo:line-height="150%"/>
      <style:text-properties fo:font-size="10pt" fo:font-style="normal" fo:font-weight="normal" officeooo:rsid="0030802d" officeooo:paragraph-rsid="0030802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11">
      <style:paragraph-properties fo:margin-top="0in" fo:margin-bottom="0in" loext:contextual-spacing="false" fo:line-height="150%"/>
      <style:text-properties fo:font-size="10pt" fo:font-style="normal" fo:font-weight="normal" officeooo:rsid="0054d44b" officeooo:paragraph-rsid="0054d44b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1">
      <style:paragraph-properties fo:margin-top="0in" fo:margin-bottom="0in" loext:contextual-spacing="false" fo:line-height="150%"/>
      <style:text-properties fo:font-size="10pt" fo:font-style="italic" fo:font-weight="normal" officeooo:rsid="002669d6" officeooo:paragraph-rsid="002669d6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 style:list-style-name="L2">
      <style:paragraph-properties fo:margin-top="0in" fo:margin-bottom="0in" loext:contextual-spacing="false" fo:line-height="150%"/>
      <style:text-properties fo:font-size="10pt" fo:font-style="italic" fo:font-weight="normal" officeooo:rsid="002669d6" officeooo:paragraph-rsid="002669d6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 style:list-style-name="L3">
      <style:paragraph-properties fo:margin-top="0in" fo:margin-bottom="0in" loext:contextual-spacing="false" fo:line-height="150%"/>
      <style:text-properties fo:font-size="10pt" fo:font-style="italic" fo:font-weight="normal" officeooo:rsid="002669d6" officeooo:paragraph-rsid="002669d6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 style:list-style-name="L4">
      <style:paragraph-properties fo:margin-top="0in" fo:margin-bottom="0in" loext:contextual-spacing="false" fo:line-height="150%"/>
      <style:text-properties fo:font-size="10pt" fo:font-style="italic" fo:font-weight="normal" officeooo:rsid="002669d6" officeooo:paragraph-rsid="002669d6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 style:list-style-name="L5">
      <style:paragraph-properties fo:margin-top="0in" fo:margin-bottom="0in" loext:contextual-spacing="false" fo:line-height="150%"/>
      <style:text-properties fo:font-size="10pt" fo:font-style="italic" fo:font-weight="normal" officeooo:rsid="002676ed" officeooo:paragraph-rsid="002676ed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 style:list-style-name="L8">
      <style:paragraph-properties fo:margin-top="0in" fo:margin-bottom="0in" loext:contextual-spacing="false" fo:line-height="150%"/>
      <style:text-properties fo:font-size="10pt" fo:font-style="italic" fo:font-weight="normal" officeooo:rsid="002c04b1" officeooo:paragraph-rsid="002c04b1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 style:list-style-name="L9">
      <style:paragraph-properties fo:margin-top="0in" fo:margin-bottom="0in" loext:contextual-spacing="false" fo:line-height="150%"/>
      <style:text-properties fo:font-size="10pt" fo:font-style="italic" fo:font-weight="normal" officeooo:rsid="002c04b1" officeooo:paragraph-rsid="002c04b1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 style:list-style-name="L10">
      <style:paragraph-properties fo:margin-top="0in" fo:margin-bottom="0in" loext:contextual-spacing="false" fo:line-height="150%"/>
      <style:text-properties fo:font-size="10pt" fo:font-style="italic" fo:font-weight="normal" officeooo:rsid="002c04b1" officeooo:paragraph-rsid="002c04b1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 style:list-style-name="L11">
      <style:paragraph-properties fo:margin-top="0in" fo:margin-bottom="0in" loext:contextual-spacing="false" fo:line-height="150%"/>
      <style:text-properties fo:font-size="10pt" fo:font-style="italic" fo:font-weight="normal" officeooo:rsid="0030802d" officeooo:paragraph-rsid="0039968e" style:font-size-asian="10pt" style:font-style-asian="italic" style:font-weight-asian="normal" style:font-size-complex="10pt" style:font-style-complex="italic" style:font-weight-complex="normal"/>
    </style:style>
    <style:style style:name="P52" style:family="paragraph">
      <loext:graphic-properties draw:fill-color="#1c1c1c"/>
      <style:paragraph-properties fo:text-align="center"/>
    </style:style>
    <style:style style:name="T1" style:family="text">
      <style:text-properties fo:font-size="16pt" fo:font-weight="bold" officeooo:rsid="00337778" style:font-size-asian="16pt" style:font-weight-asian="bold" style:font-size-complex="16pt" style:font-weight-complex="bold"/>
    </style:style>
    <style:style style:name="T2" style:family="text">
      <style:text-properties fo:font-size="18pt" fo:font-weight="bold" officeooo:rsid="00337778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de21" style:font-style-asian="italic" style:font-style-complex="italic"/>
    </style:style>
    <style:style style:name="T5" style:family="text">
      <style:text-properties fo:font-style="italic" officeooo:rsid="001e171d" style:font-style-asian="italic" style:font-style-complex="italic"/>
    </style:style>
    <style:style style:name="T6" style:family="text">
      <style:text-properties fo:font-style="italic" officeooo:rsid="001f663d" style:font-style-asian="italic" style:font-style-complex="italic"/>
    </style:style>
    <style:style style:name="T7" style:family="text">
      <style:text-properties fo:font-style="italic" officeooo:rsid="00203fbf" style:font-style-asian="italic" style:font-style-complex="italic"/>
    </style:style>
    <style:style style:name="T8" style:family="text">
      <style:text-properties fo:font-style="italic" officeooo:rsid="0021b2ad" style:font-style-asian="italic" style:font-style-complex="italic"/>
    </style:style>
    <style:style style:name="T9" style:family="text">
      <style:text-properties fo:font-style="italic" officeooo:rsid="0036d2dd" style:font-style-asian="italic" style:font-style-complex="italic"/>
    </style:style>
    <style:style style:name="T10" style:family="text">
      <style:text-properties fo:font-style="italic" officeooo:rsid="0044249f" style:font-style-asian="italic" style:font-style-complex="italic"/>
    </style:style>
    <style:style style:name="T11" style:family="text">
      <style:text-properties fo:font-style="italic" officeooo:rsid="00558df5" style:font-style-asian="italic" style:font-style-complex="italic"/>
    </style:style>
    <style:style style:name="T12" style:family="text">
      <style:text-properties fo:font-style="italic" officeooo:rsid="005a87b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1e171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28820" style:font-style-asian="normal" style:font-style-complex="normal"/>
    </style:style>
    <style:style style:name="T17" style:family="text">
      <style:text-properties fo:font-style="normal" officeooo:rsid="002fee76" style:font-style-asian="normal" style:font-style-complex="normal"/>
    </style:style>
    <style:style style:name="T18" style:family="text">
      <style:text-properties fo:font-style="normal" officeooo:rsid="0037fa4f" style:font-style-asian="normal" style:font-style-complex="normal"/>
    </style:style>
    <style:style style:name="T19" style:family="text">
      <style:text-properties fo:font-style="normal" officeooo:rsid="00395e7b" style:font-style-asian="normal" style:font-style-complex="normal"/>
    </style:style>
    <style:style style:name="T20" style:family="text">
      <style:text-properties fo:font-style="normal" officeooo:rsid="0039968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28820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2ecbc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669d6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fee7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2323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f6561" style:font-style-asian="normal" style:font-weight-asian="normal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669d6" style:font-weight-asian="bold" style:font-weight-complex="bold"/>
    </style:style>
    <style:style style:name="T31" style:family="text">
      <style:text-properties fo:font-weight="bold" officeooo:rsid="00337778" style:font-weight-asian="bold" style:font-weight-complex="bold"/>
    </style:style>
    <style:style style:name="T32" style:family="text">
      <style:text-properties fo:font-weight="bold" officeooo:rsid="00506ae1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ec836" style:font-weight-asian="normal" style:font-weight-complex="normal"/>
    </style:style>
    <style:style style:name="T35" style:family="text">
      <style:text-properties fo:font-weight="normal" officeooo:rsid="005d46be" style:font-weight-asian="normal" style:font-weight-complex="normal"/>
    </style:style>
    <style:style style:name="T36" style:family="text">
      <style:text-properties officeooo:rsid="0024b756"/>
    </style:style>
    <style:style style:name="T37" style:family="text">
      <style:text-properties officeooo:rsid="002669d6"/>
    </style:style>
    <style:style style:name="T38" style:family="text">
      <style:text-properties fo:font-size="10.5pt" fo:font-weight="bold" officeooo:rsid="00337778" style:font-size-asian="10.5pt" style:font-weight-asian="bold" style:font-size-complex="10.5pt" style:font-weight-complex="bold"/>
    </style:style>
    <style:style style:name="T39" style:family="text">
      <style:text-properties officeooo:rsid="004e936f"/>
    </style:style>
    <style:style style:name="T40" style:family="text">
      <style:text-properties officeooo:rsid="00506ae1"/>
    </style:style>
    <style:style style:name="T41" style:family="text">
      <style:text-properties officeooo:rsid="0056db89"/>
    </style:style>
    <style:style style:name="T42" style:family="text">
      <style:text-properties officeooo:rsid="005e303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8">Campinas, SP <text:s text:c="2"/></text:span><text:span text:style-name="T31"><text:s text:c="128"/></text:span><text:a xlink:type="simple" xlink:href="https://github.com/fertft1" text:style-name="Internet_20_link" text:visited-style-name="Visited_20_Internet_20_Link"><text:span text:style-name="T38">GitHub</text:span></text:a></text:p>
      <text:p text:style-name="P1"><text:span text:style-name="T38">(19) 9 8871 5155</text:span><text:span text:style-name="T31"><text:tab/><text:tab/><text:tab/> <text:s text:c="5"/></text:span><text:span text:style-name="T1">Fernando Teixeira</text:span><text:span text:style-name="T2"><text:tab/> <text:s text:c="21"/></text:span><text:a xlink:type="simple" xlink:href="https://www.linkedin.com/in/fernandoteixeira57/" text:style-name="Internet_20_link" text:visited-style-name="Visited_20_Internet_20_Link"><text:span text:style-name="T38">LinkedIn</text:span></text:a></text:p>
      <text:p text:style-name="P3"><text:a xlink:type="simple" xlink:href="mailto:teixeira.fernando57@gmail.com?subject=Contato" text:style-name="Internet_20_link" text:visited-style-name="Visited_20_Internet_20_Link"><text:span text:style-name="T38">teixeira.fernando57@gmail.com</text:span></text:a></text:p>
      <text:p text:style-name="P2"/>
      <text:p text:style-name="P5">Introdução:</text:p>
      <text:p text:style-name="P6"><text:tab/><text:span text:style-name="T33">Perfil hands on, independente, proativo </text:span><text:span text:style-name="T35">com </text:span><text:span text:style-name="T33">conhecimentos </text:span><text:span text:style-name="T35">em </text:span><text:span text:style-name="T33">diversos </text:span><text:span text:style-name="T34">setores como indústria, logística, <text:tab/>agricultura, planejamento integrado e tecnologia da infornação</text:span><text:span text:style-name="T33">. <text:s/></text:span></text:p>
      <text:p text:style-name="P13"><text:tab/>Atualmente focado em aprofundar conhecimentos em analytics, machine learning e tecnologias emergentes.</text:p>
      <text:p text:style-name="P4"/>
      <text:p text:style-name="P7">Habilidades Técnicas</text:p>
      <text:p text:style-name="P8"><text:tab/><text:span text:style-name="T5">Linguagens:</text:span><text:span text:style-name="T4"> Python, R, Aimms, VBA, C, </text:span><text:span text:style-name="T5">SQL e NoSQ</text:span><text:span text:style-name="T11">L-MongoDB</text:span></text:p>
      <text:p text:style-name="P8"><text:span text:style-name="T5"><text:tab/>Frameworks/libraries: TensorFlow, Pandas, Numpy, beautifullsoup, xml.elementtree, </text:span><text:span text:style-name="T6">pymongo</text:span></text:p>
      <text:p text:style-name="P9"><text:span text:style-name="T5"><text:tab/>Matemática: modelagem matemática, estatística, pesquisa operacional, simulaç</text:span><text:span text:style-name="T7">ão,</text:span><text:span text:style-name="T8"> <text:s/></text:span></text:p>
      <text:p text:style-name="P9"><text:span text:style-name="T8"><text:tab/><text:tab/><text:tab/></text:span><text:span text:style-name="T10">análise e </text:span><text:span text:style-name="T8">visualização de dados</text:span></text:p>
      <text:p text:style-name="P14"><text:tab/>Melhoria Contínua: Gestão de projetos, mapeamento de processos, análise financeira e de <text:tab/><text:tab/><text:tab/><text:tab/><text:tab/>viabilidade</text:p>
      <text:p text:style-name="P10"><text:span text:style-name="T5"><text:tab/></text:span><text:span text:style-name="T9">Machine Learning: Redes neurais convolucionais e recorrentes, aprendizado supervisionado, análise de <text:tab/><text:tab/><text:tab/><text:tab/>liguagem natural e uso de redes treinadas </text:span><text:span text:style-name="T12">através de TensorFlow</text:span></text:p>
      <text:p text:style-name="P14"/>
      <text:p text:style-name="P11"><text:span text:style-name="T14">E</text:span>xperiência em Projetos</text:p>
      <text:p text:style-name="P15"><draw:line text:anchor-type="paragraph" draw:z-index="0" draw:name="Forma1" draw:style-name="gr1" draw:text-style-name="P52" svg:x1="0.0272in" svg:y1="0.028in" svg:x2="6.9516in" svg:y2="0.028in"><text:p/></draw:line></text:p>
      <text:p text:style-name="P12"><text:span text:style-name="T3"><text:tab/></text:span><text:span text:style-name="T22">Planejamento Industrial </text:span><text:span text:style-name="T23">(Raízen - 2016)</text:span><text:span text:style-name="T22">:</text:span></text:p>
      <text:list xml:id="list7659651723945668198" text:style-name="L1">
        <text:list-item>
          <text:p text:style-name="P32">Gestão do projeto, alinhamento e engajamento das diferentes áreas da companhia</text:p>
        </text:list-item>
        <text:list-item>
          <text:p text:style-name="P32">Apresentação de resultados e oportunidades para diretores, gerentes entre outros</text:p>
        </text:list-item>
        <text:list-item>
          <text:p text:style-name="P32">Mapeamento de processos, levantamento de informações, análise de dados <text:span text:style-name="T39">com R e Python</text:span></text:p>
        </text:list-item>
        <text:list-item>
          <text:p text:style-name="P32">Modelagem matemática e desenvolvimento de ambiente para otimização através do solver CBC e VBA-Excel</text:p>
        </text:list-item>
        <text:list-item>
          <text:p text:style-name="P33">Criação de indicadores de eficiência <text:span text:style-name="T36">e regressão histórica sobre deflatores de eficiência</text:span></text:p>
        </text:list-item>
        <text:list-item>
          <text:p text:style-name="P43">Previsão de ganhos adicionais de aproximadamente <text:span text:style-name="T29">R$30 milhões </text:span>na safra para o pólo piloto, aumento da participação de produtos especiais <text:span text:style-name="T40">e oportunidade de </text:span><text:span text:style-name="T32">R$30 milhões</text:span><text:span text:style-name="T40"> com capacidade ociosa</text:span></text:p>
        </text:list-item>
        <text:list-item>
          <text:p text:style-name="P43">Revisão de indicadores de eficiência <text:span text:style-name="T40">e sinalização que os KPIs estavam contra a rentabilidade</text:span></text:p>
        </text:list-item>
      </text:list>
      <text:p text:style-name="P16"><text:span text:style-name="T16"><text:tab/></text:span><text:span text:style-name="T21">Planejamento Plantio (Raízen – 201</text:span><text:span text:style-name="T24">6</text:span><text:span text:style-name="T21">):</text:span></text:p>
      <text:list xml:id="list7394383992462627499" text:style-name="L2">
        <text:list-item>
          <text:p text:style-name="P34">Modelagem matemática e desenvolvimento de ambiente para otimização através do solver CBC e VBA-Excel</text:p>
        </text:list-item>
        <text:list-item>
          <text:p text:style-name="P35">Levantamento de informações e análise de dados, modelos de regressão e riscos</text:p>
        </text:list-item>
        <text:list-item>
          <text:p text:style-name="P35">Criação de Heurística para agrupamento de talhões e otimização da rota de plantio</text:p>
        </text:list-item>
        <text:list-item>
          <text:p text:style-name="P44">Alocação de Capex de plantio de aproximadamente <text:span text:style-name="T29">R$200 milhões </text:span>por safra</text:p>
        </text:list-item>
      </text:list>
      <text:p text:style-name="P17"><text:tab/><text:span text:style-name="T30">Dimensionamento de Mão de Obra </text:span><text:span text:style-name="T37">(</text:span><text:span text:style-name="T30">Raízen – 2016</text:span><text:span text:style-name="T37">):</text:span></text:p>
      <text:list xml:id="list970332771807914312" text:style-name="L3">
        <text:list-item>
          <text:p text:style-name="P36">Modelagem matemática para dimensionamento de mão de obra com OpenSolver</text:p>
        </text:list-item>
        <text:list-item>
          <text:p text:style-name="P45">Redução prevista de aproximadamente <text:span text:style-name="T29">R$1.5 milhões</text:span> por safra</text:p>
        </text:list-item>
      </text:list>
      <text:p text:style-name="P18"><text:tab/><text:span text:style-name="T29">Adequação de tipo de transporte (Ypê – 2014):</text:span></text:p>
      <text:list xml:id="list5318454390019360935" text:style-name="L4">
        <text:list-item>
          <text:p text:style-name="P37">Análise de dados de transporte e adequação do perfil de transportes ao tamanho do pedido dos clientes</text:p>
        </text:list-item>
        <text:list-item>
          <text:p text:style-name="P46">Redução de frete em aproximadamente <text:span text:style-name="T29">R$20.000,00/</text:span>mês</text:p>
        </text:list-item>
      </text:list>
      <text:p text:style-name="P26"><text:tab/></text:p>
      <text:p text:style-name="P23"><text:soft-page-break/><text:tab/>PDCA – Centro Distribuição</text:p>
      <text:list xml:id="list1488261372112430909" text:style-name="L5">
        <text:list-item>
          <text:p text:style-name="P38">Análise de estrutura, mão de obra, equipamentos e layout do centro de distribuição</text:p>
        </text:list-item>
        <text:list-item>
          <text:p text:style-name="P47">Desenho de 8 iniciativas para excelência operacional com investimentos e quick wins</text:p>
        </text:list-item>
      </text:list>
      <text:p text:style-name="P19"><text:tab/></text:p>
      <text:p text:style-name="P24">Experiência em Trabalhos</text:p>
      <text:p text:style-name="P31"><draw:line text:anchor-type="paragraph" draw:z-index="1" draw:name="Forma1" draw:style-name="gr1" draw:text-style-name="P52" svg:x1="0.0272in" svg:y1="-0.0547in" svg:x2="6.9516in" svg:y2="-0.0547in"><text:p/></draw:line><text:span text:style-name="T15">Raízen</text:span><text:span text:style-name="T25"> – Analista de Planejamento e Otimização <text:s text:c="14"/><text:tab/><text:tab/> <text:tab/></text:span><text:span text:style-name="T33">Piracicaba, Novembro 2014-Setembro 2016</text:span></text:p>
      <text:list xml:id="list3729474429936621182" text:style-name="L6">
        <text:list-item>
          <text:p text:style-name="P39">Desenvolvimento e implantação do planejamento integrado para 24 unidades do grupo</text:p>
        </text:list-item>
        <text:list-item>
          <text:p text:style-name="P39">Aplicando pesquisa operacional, modelagem, análise de dados <text:span text:style-name="T42">e gestão projetos</text:span></text:p>
        </text:list-item>
      </text:list>
      <text:p text:style-name="P22">Ypê<text:span text:style-name="T33"> – Especialista de Desenvolvimento Logístico <text:tab/><text:tab/> <text:s text:c="7"/><text:tab/><text:tab/></text:span><text:span text:style-name="T13">Amparo, Fevereiro 2014-Outubro 2014</text:span></text:p>
      <text:list xml:id="list4830846852785778538" text:style-name="L7">
        <text:list-item>
          <text:p text:style-name="P40">Busca de oportunidades de melhoria contínua para operações logísticas</text:p>
        </text:list-item>
        <text:list-item>
          <text:p text:style-name="P40">Análise de estrutura e dados, <text:span text:style-name="T42">implantação</text:span> ERP, operações e interfaces com demais áreas clientes</text:p>
        </text:list-item>
      </text:list>
      <text:p text:style-name="P22">AGV<text:span text:style-name="T33"> – Analista de Planejamento Transportes<text:tab/><text:tab/><text:tab/><text:tab/></text:span><text:span text:style-name="T13">Vinhedo, Agosto 2013-Janeiro 2014</text:span></text:p>
      <text:list xml:id="list3948027609707281869" text:style-name="L8">
        <text:list-item>
          <text:p text:style-name="P48">Bidding, otimização de malha logística, análise de dados e inovação</text:p>
        </text:list-item>
      </text:list>
      <text:p text:style-name="P22">Unisoma<text:span text:style-name="T33"> – Analista de Modelagem Matemática<text:tab/><text:tab/><text:tab/><text:tab/></text:span><text:span text:style-name="T13">Campinas, Julho 2012-Julho 2013</text:span></text:p>
      <text:list xml:id="list8533469354370641128" text:style-name="L9">
        <text:list-item>
          <text:p text:style-name="P49">Modelagem matemática, consultoria e desenvolvimento de sistemas de tomada de decisão</text:p>
        </text:list-item>
      </text:list>
      <text:p text:style-name="P22">Linear Softwares<text:span text:style-name="T33"> – Analista de Negócios<text:tab/><text:tab/><text:tab/> <text:s text:c="6"/><text:tab/><text:tab/></text:span><text:span text:style-name="T13">São Paulo, Dezembro 2011-Junho 2012</text:span></text:p>
      <text:list xml:id="list3154565743023454045" text:style-name="L10">
        <text:list-item>
          <text:p text:style-name="P50">Implantação de sistemas de planejamento, consultoria e suporte a clientes externos</text:p>
        </text:list-item>
      </text:list>
      <text:p text:style-name="P20"/>
      <text:p text:style-name="P25"><draw:line text:anchor-type="paragraph" draw:z-index="2" draw:name="Forma1" draw:style-name="gr1" draw:text-style-name="P52" svg:x1="0.0193in" svg:y1="0.2311in" svg:x2="6.9437in" svg:y2="0.2311in"><text:p/></draw:line>Educação</text:p>
      <text:p text:style-name="P28"><text:span text:style-name="T15"><text:tab/></text:span><text:span text:style-name="T18">NanoDegree:</text:span></text:p>
      <text:p text:style-name="P28"><text:span text:style-name="T17"><text:tab/><text:tab/>Udacity: </text:span><text:span text:style-name="T26">Data Analysis NanoDegree </text:span><text:span text:style-name="T27">(378 horas)</text:span><text:span text:style-name="T26"> <text:s text:c="44"/>Dezembro 2016 - Atualmente</text:span></text:p>
      <text:p text:style-name="P29"><text:span text:style-name="T26"><text:tab/><text:tab/></text:span><text:span text:style-name="T17">Udacity</text:span><text:span text:style-name="T26">: Deep Learn</text:span><text:span text:style-name="T28">ing</text:span><text:span text:style-name="T26"> Foundations NanoDegree </text:span><text:span text:style-name="T27">(5 projetos de I.A.)</text:span><text:span text:style-name="T26"> <text:s text:c="10"/>Janeiro 2017 - <text:s/>Atualmente <text:s text:c="21"/></text:span></text:p>
      <text:p text:style-name="P29"><text:span text:style-name="T26"><text:tab/></text:span><text:span text:style-name="T18">Aperfeiçoamento:</text:span></text:p>
      <text:p text:style-name="P29"><text:span text:style-name="T26"><text:tab/><text:tab/></text:span><text:span text:style-name="T17">FGV</text:span><text:span text:style-name="T26">: Análise de Viabilidade Financeira – 30 horas <text:s text:c="17"/><text:tab/> <text:s text:c="9"/>Julho 2014</text:span></text:p>
      <text:p text:style-name="P29"><text:span text:style-name="T26"><text:tab/></text:span><text:span text:style-name="T18">Graduação:</text:span></text:p>
      <text:p text:style-name="P27"><text:span text:style-name="T15"><text:tab/><text:tab/></text:span><text:span text:style-name="T17">Unicamp: </text:span><text:span text:style-name="T26">Matemática Aplicada e Computacional <text:s text:c="17"/><text:tab/><text:tab/> <text:s text:c="9"/>Novembro 2011</text:span></text:p>
      <text:p text:style-name="P27"><text:span text:style-name="T26"><text:tab/><text:tab/></text:span><text:span text:style-name="T17">Unicamp:</text:span><text:span text:style-name="T26"> Física Bacharel – não concluído<text:tab/><text:tab/> <text:s text:c="13"/><text:tab/><text:tab/> <text:s text:c="9"/>Novembro 2011 </text:span></text:p>
      <text:p text:style-name="P21"/>
      <text:p text:style-name="P30"><draw:line text:anchor-type="paragraph" draw:z-index="3" draw:name="Forma1" draw:style-name="gr1" draw:text-style-name="P52" svg:x1="-0.0035in" svg:y1="0.2335in" svg:x2="6.9209in" svg:y2="0.2335in"><text:p/></draw:line><text:span text:style-name="T17">I</text:span><text:span text:style-name="T15">nformações complementares</text:span></text:p>
      <text:list xml:id="list2442554036460341085" text:style-name="L11">
        <text:list-item>
          <text:p text:style-name="P41">Monitor de disciplinas de mecânica geral e cálculo numérico oferecidas pela Unicamp</text:p>
        </text:list-item>
        <text:list-item>
          <text:p text:style-name="P41">Iniciação científica de 30 meses sobre condutividade elétrica em nanoestruturas de carbono</text:p>
        </text:list-item>
        <text:list-item>
          <text:p text:style-name="P42">Dentro dos cursos que estou realizando as avaliações ocorrem através de projetos. No meu github estão os projetos focando em Python, R, MongoDB <text:span text:style-name="T41">e</text:span> Deep Learning </text:p>
        </text:list-item>
        <text:list-item>
          <text:p text:style-name="P51"><text:span text:style-name="T19">Sigo um estilo de vida saudável </text:span><text:span text:style-name="T20">e tenho como h</text:span><text:span text:style-name="T15">obbies </text:span><text:span text:style-name="T20">estudar, </text:span><text:span text:style-name="T15">xadrez, leitura, corrida, trilhas, musculação, <text:s/>boxe e viaj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2:03:46.709000000</meta:creation-date>
    <dc:date>2017-04-13T07:20:41.378000000</dc:date>
    <meta:editing-duration>PT3H40M50S</meta:editing-duration>
    <meta:editing-cycles>54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65" meta:word-count="630" meta:character-count="4896" meta:non-whitespace-character-count="3931"/>
  </office:meta>
</office:document-meta>
</file>